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c0c0c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c0c0c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c0c0c0" draw:marker-end="Arrow" draw:marker-end-width="0.3cm" draw:fill="none" draw:textarea-vertical-align="middle"/>
    </style:style>
    <style:style style:name="gr4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c0c0c0" fo:font-size="11pt" style:font-size-asian="11pt" style:font-size-complex="11pt"/>
    </style:style>
    <style:style style:name="P3" style:family="paragraph">
      <style:paragraph-properties fo:text-align="center"/>
      <style:text-properties fo:color="#c0c0c0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color="#c0c0c0" fo:font-size="11pt" style:font-size-asian="11pt" style:font-size-complex="11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.3cm" svg:height="1.1cm" svg:x="4.8cm" svg:y="1.5cm">
            <text:p text:style-name="P1"><text:span text:style-name="T1">/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0.2cm" svg:x="4.8cm" svg:y="1.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1.3cm" svg:y="3.9cm">
            <text:p text:style-name="P1"><text:span text:style-name="T1">bi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0.2cm" svg:x="1.3cm" svg:y="3.7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8.3cm" svg:y="4cm">
            <text:p text:style-name="P1"><text:span text:style-name="T1">tmp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0.2cm" svg:x="8.3cm" svg:y="3.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3" draw:text-style-name="P1" draw:layer="layout" svg:x1="5.7cm" svg:y1="2.7cm" svg:x2="3.5cm" svg:y2="3.7cm">
          <text:p/>
        </draw:line>
        <draw:line draw:style-name="gr3" draw:text-style-name="P1" draw:layer="layout" svg:x1="6.3cm" svg:y1="2.7cm" svg:x2="8.5cm" svg:y2="3.7cm">
          <text:p/>
        </draw:line>
        <draw:g>
          <draw:custom-shape draw:style-name="gr1" draw:text-style-name="P2" draw:layer="layout" svg:width="2.3cm" svg:height="1.1cm" svg:x="3.2cm" svg:y="5.9cm">
            <text:p text:style-name="P1"><text:span text:style-name="T1">dat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0.2cm" svg:x="3.2cm" svg:y="5.7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4" draw:text-style-name="P4" draw:layer="layout" svg:width="2.3cm" svg:height="1.1cm" svg:x="6.3cm" svg:y="5.9cm">
            <text:p text:style-name="P1"><text:span text:style-name="T2">user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cm" svg:height="0.2cm" svg:x="6.3cm" svg:y="5.7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3" draw:text-style-name="P1" draw:layer="layout" svg:x1="5.9cm" svg:y1="2.7cm" svg:x2="4.7cm" svg:y2="5.6cm">
          <text:p/>
        </draw:line>
        <draw:line draw:style-name="gr3" draw:text-style-name="P1" draw:layer="layout" svg:x1="6.1cm" svg:y1="2.7cm" svg:x2="7.3cm" svg:y2="5.6cm">
          <text:p/>
        </draw:line>
        <draw:g>
          <draw:custom-shape draw:style-name="gr4" draw:text-style-name="P4" draw:layer="layout" svg:width="2.3cm" svg:height="1.1cm" svg:x="9.9cm" svg:y="8.6cm">
            <text:p text:style-name="P1"><text:span text:style-name="T2">nell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cm" svg:height="0.2cm" svg:x="9.9cm" svg:y="8.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6" draw:text-style-name="P1" draw:layer="layout" svg:x1="7.9cm" svg:y1="7.3cm" svg:x2="10.1cm" svg:y2="8.3cm">
          <text:p/>
        </draw:line>
        <draw:g>
          <draw:custom-shape draw:style-name="gr4" draw:text-style-name="P4" draw:layer="layout" svg:width="2.3cm" svg:height="1.1cm" svg:x="2.7cm" svg:y="8.5cm">
            <text:p text:style-name="P1"><text:span text:style-name="T2">dru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cm" svg:height="0.2cm" svg:x="2.7cm" svg:y="8.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4" draw:text-style-name="P4" draw:layer="layout" svg:width="2.3cm" svg:height="1.1cm" svg:x="6.1cm" svg:y="9.3cm">
            <text:p text:style-name="P1"><text:span text:style-name="T2">gorgon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cm" svg:height="0.2cm" svg:x="6.1cm" svg:y="9.1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6" draw:text-style-name="P1" draw:layer="layout" svg:x1="7cm" svg:y1="7.3cm" svg:x2="4.8cm" svg:y2="8.3cm">
          <text:p/>
        </draw:line>
        <draw:line draw:style-name="gr6" draw:text-style-name="P1" draw:layer="layout" svg:x1="7.4cm" svg:y1="7.3cm" svg:x2="7.4cm" svg:y2="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4T10:13:52</meta:creation-date>
    <dc:date>2014-06-09T09:56:49</dc:date>
    <meta:editing-duration>PT5M52S</meta:editing-duration>
    <meta:editing-cycles>5</meta:editing-cycles>
    <meta:generator>LibreOffice/4.0.4.2$MacOSX_x86 LibreOffice_project/9e9821abd0ffdbc09cd8c52eaa574fa09eb08f2</meta:generator>
    <meta:document-statistic meta:object-count="31"/>
  </office:meta>
</office:document-meta>
</file>